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9-1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2848" calcext:value-type="float">
            <text:p>-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0312" calcext:value-type="float">
            <text:p>-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32" calcext:value-type="float">
            <text:p>-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2" calcext:value-type="float">
            <text:p>-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9576" calcext:value-type="float">
            <text:p>-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9096" calcext:value-type="float">
            <text:p>-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984" calcext:value-type="float">
            <text:p>-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3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6024" calcext:value-type="float">
            <text:p>-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7216" calcext:value-type="float">
            <text:p>-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464" calcext:value-type="float">
            <text:p>-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5776" calcext:value-type="float">
            <text:p>-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6-1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9768" calcext:value-type="float">
            <text:p>-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9184" calcext:value-type="float">
            <text:p>-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8096" calcext:value-type="float">
            <text:p>-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884" calcext:value-type="float">
            <text:p>-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0176" calcext:value-type="float">
            <text:p>-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2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6336" calcext:value-type="float">
            <text:p>-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8528" calcext:value-type="float">
            <text:p>-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3288" calcext:value-type="float">
            <text:p>-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4648" calcext:value-type="float">
            <text:p>-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976" calcext:value-type="float">
            <text:p>-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56" calcext:value-type="float">
            <text:p>-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0848" calcext:value-type="float">
            <text:p>-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656" calcext:value-type="float">
            <text:p>-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376" calcext:value-type="float">
            <text:p>-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264" calcext:value-type="float">
            <text:p>-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212" calcext:value-type="float">
            <text:p>-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344" calcext:value-type="float">
            <text:p>-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428" calcext:value-type="float">
            <text:p>-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3696" calcext:value-type="float">
            <text:p>-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38" calcext:value-type="float">
            <text:p>-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008" calcext:value-type="float">
            <text:p>-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2-02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8424" calcext:value-type="float">
            <text:p>-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8736" calcext:value-type="float">
            <text:p>-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9408" calcext:value-type="float">
            <text:p>-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3144" calcext:value-type="float">
            <text:p>-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4168" calcext:value-type="float">
            <text:p>-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3208" calcext:value-type="float">
            <text:p>-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32" calcext:value-type="float">
            <text:p>-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636" calcext:value-type="float">
            <text:p>-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9448" calcext:value-type="float">
            <text:p>-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784" calcext:value-type="float">
            <text:p>-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648" calcext:value-type="float">
            <text:p>-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0408" calcext:value-type="float">
            <text:p>-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9112" calcext:value-type="float">
            <text:p>-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7776" calcext:value-type="float">
            <text:p>-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408" calcext:value-type="float">
            <text:p>-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5-1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172" calcext:value-type="float">
            <text:p>-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1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2-02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2536" calcext:value-type="float">
            <text:p>-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8968" calcext:value-type="float">
            <text:p>-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1472" calcext:value-type="float">
            <text:p>-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328" calcext:value-type="float">
            <text:p>-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7464" calcext:value-type="float">
            <text:p>-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248" calcext:value-type="float">
            <text:p>-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472" calcext:value-type="float">
            <text:p>-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04" calcext:value-type="float">
            <text:p>-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6192" calcext:value-type="float">
            <text:p>-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8592" calcext:value-type="float">
            <text:p>-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96" calcext:value-type="float">
            <text:p>-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2936" calcext:value-type="float">
            <text:p>-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7-22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048" calcext:value-type="float">
            <text:p>-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6088" calcext:value-type="float">
            <text:p>-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7632" calcext:value-type="float">
            <text:p>-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2664" calcext:value-type="float">
            <text:p>-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828" calcext:value-type="float">
            <text:p>-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328" calcext:value-type="float">
            <text:p>-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5-1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9528" calcext:value-type="float">
            <text:p>-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9568" calcext:value-type="float">
            <text:p>-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7168" calcext:value-type="float">
            <text:p>-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2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888" calcext:value-type="float">
            <text:p>-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6632" calcext:value-type="float">
            <text:p>-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814365217391" calcext:value-type="float">
            <text:p>-1.348143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856738461539" calcext:value-type="float">
            <text:p>-1.198567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216556521739" calcext:value-type="float">
            <text:p>-1.192165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438219354839" calcext:value-type="float">
            <text:p>-1.2143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542215384615" calcext:value-type="float">
            <text:p>-1.35542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0092" calcext:value-type="float">
            <text:p>-2.2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4816" calcext:value-type="float">
            <text:p>-2.15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001393548387" calcext:value-type="float">
            <text:p>-2.250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11312" calcext:value-type="float">
            <text:p>-2.09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52895483871" calcext:value-type="float">
            <text:p>-1.665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836775" calcext:value-type="float">
            <text:p>-1.418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734916129032" calcext:value-type="float">
            <text:p>-1.257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56335483871" calcext:value-type="float">
            <text:p>-0.7465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83664516129" calcext:value-type="float">
            <text:p>-1.310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428412903226" calcext:value-type="float">
            <text:p>-1.0442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03575" calcext:value-type="float">
            <text:p>-1.0480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91616" calcext:value-type="float">
            <text:p>-1.3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86155" calcext:value-type="float">
            <text:p>-2.6386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55072" calcext:value-type="float">
            <text:p>-2.3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11406451613" calcext:value-type="float">
            <text:p>-2.5841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05536" calcext:value-type="float">
            <text:p>-2.6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30296774194" calcext:value-type="float">
            <text:p>-2.3503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301725" calcext:value-type="float">
            <text:p>-2.043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23816" calcext:value-type="float">
            <text:p>-1.73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3573" calcext:value-type="float">
            <text:p>-1.663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5788" calcext:value-type="float">
            <text:p>-1.6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44775" calcext:value-type="float">
            <text:p>-1.534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076670967742" calcext:value-type="float">
            <text:p>-1.6607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77935483871" calcext:value-type="float">
            <text:p>-1.88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64575483871" calcext:value-type="float">
            <text:p>-1.866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480903225807" calcext:value-type="float">
            <text:p>-1.974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45848275862" calcext:value-type="float">
            <text:p>-2.1574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80705" calcext:value-type="float">
            <text:p>-2.088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345574193548" calcext:value-type="float">
            <text:p>-1.913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88408" calcext:value-type="float">
            <text:p>-1.74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798675" calcext:value-type="float">
            <text:p>-1.4179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95264" calcext:value-type="float">
            <text:p>-1.8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1589161290323" calcext:value-type="float">
            <text:p>-0.8915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0646709677419" calcext:value-type="float">
            <text:p>-0.7006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2416" calcext:value-type="float">
            <text:p>-0.99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578683870968" calcext:value-type="float">
            <text:p>-1.7357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017703225807" calcext:value-type="float">
            <text:p>-1.4901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92331034483" calcext:value-type="float">
            <text:p>-1.4359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025212903226" calcext:value-type="float">
            <text:p>-1.550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07509677419" calcext:value-type="float">
            <text:p>-1.584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06676923077" calcext:value-type="float">
            <text:p>-1.472066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329568" calcext:value-type="float">
            <text:p>-1.893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63608" calcext:value-type="float">
            <text:p>-0.95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256775" calcext:value-type="float">
            <text:p>-0.7325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924215384615" calcext:value-type="float">
            <text:p>-1.43924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1071" calcext:value-type="float">
            <text:p>-1.711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261651612903" calcext:value-type="float">
            <text:p>-2.302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37806451613" calcext:value-type="float">
            <text:p>-2.029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00288" calcext:value-type="float">
            <text:p>-2.11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954580645161" calcext:value-type="float">
            <text:p>-2.019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5615" calcext:value-type="float">
            <text:p>-1.825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1292" calcext:value-type="float">
            <text:p>-1.70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941018181818" calcext:value-type="float">
            <text:p>-1.7694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372" calcext:value-type="float">
            <text:p>-1.3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85496774194" calcext:value-type="float">
            <text:p>-1.432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09695483871" calcext:value-type="float">
            <text:p>-1.3909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4536" calcext:value-type="float">
            <text:p>-1.6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661909677419" calcext:value-type="float">
            <text:p>-2.1266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72544516129" calcext:value-type="float">
            <text:p>-2.687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106825" calcext:value-type="float">
            <text:p>-2.451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31514285714" calcext:value-type="float">
            <text:p>-2.2493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6282" calcext:value-type="float">
            <text:p>-2.256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453" calcext:value-type="float">
            <text:p>-1.95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6392" calcext:value-type="float">
            <text:p>-1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035612903226" calcext:value-type="float">
            <text:p>-1.620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5472" calcext:value-type="float">
            <text:p>-1.60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857431578947" calcext:value-type="float">
            <text:p>-2.108574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2012" calcext:value-type="float">
            <text:p>-2.3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368544" calcext:value-type="float">
            <text:p>-1.323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4884" calcext:value-type="float">
            <text:p>-1.48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20725" calcext:value-type="float">
            <text:p>-1.658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81224" calcext:value-type="float">
            <text:p>-1.53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017058064516" calcext:value-type="float">
            <text:p>-1.9301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66257142857" calcext:value-type="float">
            <text:p>-1.1646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270925" calcext:value-type="float">
            <text:p>-1.102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81832258065" calcext:value-type="float">
            <text:p>-1.1888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4316" calcext:value-type="float">
            <text:p>-1.0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3074" calcext:value-type="float">
            <text:p>-0.973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61632" calcext:value-type="float">
            <text:p>-0.6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9402" calcext:value-type="float">
            <text:p>-0.54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597935483871" calcext:value-type="float">
            <text:p>-0.4455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3256" calcext:value-type="float">
            <text:p>-0.64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807225" calcext:value-type="float">
            <text:p>-0.578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9176" calcext:value-type="float">
            <text:p>-0.8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139075" calcext:value-type="float">
            <text:p>-1.2213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5856" calcext:value-type="float">
            <text:p>-1.07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129393548387" calcext:value-type="float">
            <text:p>-1.0612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274064516129" calcext:value-type="float">
            <text:p>-0.8162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858580645161" calcext:value-type="float">
            <text:p>-0.57685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5164129032258" calcext:value-type="float">
            <text:p>-0.46516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48467096774194" calcext:value-type="float">
            <text:p>-0.01484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28975" calcext:value-type="float">
            <text:p>-0.322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0763096774194" calcext:value-type="float">
            <text:p>-0.23076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93512" calcext:value-type="float">
            <text:p>-0.54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228851612903" calcext:value-type="float">
            <text:p>-1.2022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63192" calcext:value-type="float">
            <text:p>-1.43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773475" calcext:value-type="float">
            <text:p>-1.687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232257142857" calcext:value-type="float">
            <text:p>-1.49232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8374193548387" calcext:value-type="float">
            <text:p>0.3883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3782193548387" calcext:value-type="float">
            <text:p>0.2237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26064516129" calcext:value-type="float">
            <text:p>0.1312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037419354839" calcext:value-type="float">
            <text:p>-0.1150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917" calcext:value-type="float">
            <text:p>-0.097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4305" calcext:value-type="float">
            <text:p>0.0154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3544" calcext:value-type="float">
            <text:p>-0.21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8111" calcext:value-type="float">
            <text:p>-0.888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113729032258" calcext:value-type="float">
            <text:p>-1.381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9482" calcext:value-type="float">
            <text:p>-1.18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088257142857" calcext:value-type="float">
            <text:p>-1.40088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8958193548387" calcext:value-type="float">
            <text:p>-0.48895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522322580645" calcext:value-type="float">
            <text:p>-0.3445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17003870967742" calcext:value-type="float">
            <text:p>-0.01170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793290322581" calcext:value-type="float">
            <text:p>0.15279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77848" calcext:value-type="float">
            <text:p>-0.15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5745" calcext:value-type="float">
            <text:p>-0.245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678775" calcext:value-type="float">
            <text:p>-0.206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0728" calcext:value-type="float">
            <text:p>-0.17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357175" calcext:value-type="float">
            <text:p>-0.3835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0728" calcext:value-type="float">
            <text:p>-0.93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4018580645161" calcext:value-type="float">
            <text:p>-0.7140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579815384615" calcext:value-type="float">
            <text:p>-1.31579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5986482758621" calcext:value-type="float">
            <text:p>0.28598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59408" calcext:value-type="float">
            <text:p>-0.1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12144516129032" calcext:value-type="float">
            <text:p>-0.08121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4912" calcext:value-type="float">
            <text:p>0.01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5337548387097" calcext:value-type="float">
            <text:p>0.5253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246875" calcext:value-type="float">
            <text:p>0.7024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502193548387" calcext:value-type="float">
            <text:p>0.6505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1306580645161" calcext:value-type="float">
            <text:p>0.3513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90629677419355" calcext:value-type="float">
            <text:p>0.04906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69135483871" calcext:value-type="float">
            <text:p>-0.246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41889655172414" calcext:value-type="float">
            <text:p>0.0141889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8565419354839" calcext:value-type="float">
            <text:p>-0.1485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860903225807" calcext:value-type="float">
            <text:p>0.18986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23416" calcext:value-type="float">
            <text:p>0.1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9867" calcext:value-type="float">
            <text:p>0.459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8944" calcext:value-type="float">
            <text:p>0.72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802075" calcext:value-type="float">
            <text:p>0.9280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1144258064516" calcext:value-type="float">
            <text:p>0.6011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79288" calcext:value-type="float">
            <text:p>0.54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9716129032258" calcext:value-type="float">
            <text:p>0.3097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49112" calcext:value-type="float">
            <text:p>-0.5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1491096774194" calcext:value-type="float">
            <text:p>-0.7214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827942857143" calcext:value-type="float">
            <text:p>-1.0382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2127483870968" calcext:value-type="float">
            <text:p>-0.6021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4661419354839" calcext:value-type="float">
            <text:p>-0.15466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4423225806452" calcext:value-type="float">
            <text:p>0.08544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7373935483871" calcext:value-type="float">
            <text:p>0.17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316" calcext:value-type="float">
            <text:p>0.1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33675" calcext:value-type="float">
            <text:p>0.273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6123636363636" calcext:value-type="float">
            <text:p>0.096612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9824" calcext:value-type="float">
            <text:p>-0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17367741936" calcext:value-type="float">
            <text:p>-1.0331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076722580645" calcext:value-type="float">
            <text:p>-1.3207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315509677419" calcext:value-type="float">
            <text:p>-1.843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629657142857" calcext:value-type="float">
            <text:p>-2.0462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069083870968" calcext:value-type="float">
            <text:p>-2.1106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4108" calcext:value-type="float">
            <text:p>-2.13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156387096774" calcext:value-type="float">
            <text:p>-2.311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52929032258" calcext:value-type="float">
            <text:p>-2.231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36464516129" calcext:value-type="float">
            <text:p>-2.01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45024516129" calcext:value-type="float">
            <text:p>-2.004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441657142857" calcext:value-type="float">
            <text:p>-2.2444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4676" calcext:value-type="float">
            <text:p>-2.61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90688" calcext:value-type="float">
            <text:p>-2.04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455458064516" calcext:value-type="float">
            <text:p>-1.954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960228571429" calcext:value-type="float">
            <text:p>-2.3696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77935483871" calcext:value-type="float">
            <text:p>-2.4747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590735483871" calcext:value-type="float">
            <text:p>-2.355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9408" calcext:value-type="float">
            <text:p>-2.16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32438709677" calcext:value-type="float">
            <text:p>-1.956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0208" calcext:value-type="float">
            <text:p>-1.79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95096774194" calcext:value-type="float">
            <text:p>-1.438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232877419355" calcext:value-type="float">
            <text:p>-1.352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77142857143" calcext:value-type="float">
            <text:p>-1.164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225883870968" calcext:value-type="float">
            <text:p>-1.702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6996" calcext:value-type="float">
            <text:p>-2.12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25470967742" calcext:value-type="float">
            <text:p>-2.517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96910344828" calcext:value-type="float">
            <text:p>-2.7219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2774" calcext:value-type="float">
            <text:p>-2.382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30857142857" calcext:value-type="float">
            <text:p>-2.142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95888" calcext:value-type="float">
            <text:p>-2.39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38544516129" calcext:value-type="float">
            <text:p>-2.153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38714285714" calcext:value-type="float">
            <text:p>-2.0633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34235" calcext:value-type="float">
            <text:p>-1.4834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17032258065" calcext:value-type="float">
            <text:p>-1.3381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272258064516" calcext:value-type="float">
            <text:p>-1.012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832258064516" calcext:value-type="float">
            <text:p>-0.7718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3168" calcext:value-type="float">
            <text:p>-0.3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867025" calcext:value-type="float">
            <text:p>-0.0286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60438709677419" calcext:value-type="float">
            <text:p>0.05604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75104" calcext:value-type="float">
            <text:p>0.1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182709677419" calcext:value-type="float">
            <text:p>-0.7981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750967741935" calcext:value-type="float">
            <text:p>-0.98175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238142857143" calcext:value-type="float">
            <text:p>-1.0923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587535483871" calcext:value-type="float">
            <text:p>-0.575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0219096774193" calcext:value-type="float">
            <text:p>-0.450219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2364" calcext:value-type="float">
            <text:p>-0.37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7184" calcext:value-type="float">
            <text:p>-0.2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397677419355" calcext:value-type="float">
            <text:p>0.1583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2735483870968" calcext:value-type="float">
            <text:p>0.1327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0659096774194" calcext:value-type="float">
            <text:p>0.1606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37535483870968" calcext:value-type="float">
            <text:p>0.04375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282857142857" calcext:value-type="float">
            <text:p>-0.24928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5690322580645" calcext:value-type="float">
            <text:p>-0.05456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741935483871" calcext:value-type="float">
            <text:p>0.4547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2056" calcext:value-type="float">
            <text:p>0.45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093677419355" calcext:value-type="float">
            <text:p>0.3930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524975" calcext:value-type="float">
            <text:p>0.855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1201548387097" calcext:value-type="float">
            <text:p>0.96120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7876129032258" calcext:value-type="float">
            <text:p>0.8278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1711225806452" calcext:value-type="float">
            <text:p>0.4917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0056774193548" calcext:value-type="float">
            <text:p>-0.07000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2440258064516" calcext:value-type="float">
            <text:p>0.30244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2876689655172" calcext:value-type="float">
            <text:p>0.39287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6863" calcext:value-type="float">
            <text:p>0.046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001625" calcext:value-type="float">
            <text:p>0.130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098064516129" calcext:value-type="float">
            <text:p>0.5510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09825" calcext:value-type="float">
            <text:p>0.4050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0032" calcext:value-type="float">
            <text:p>0.43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30475" calcext:value-type="float">
            <text:p>1.2953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97858064516" calcext:value-type="float">
            <text:p>1.1559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25935483871" calcext:value-type="float">
            <text:p>0.981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132325" calcext:value-type="float">
            <text:p>0.6813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2121806451613" calcext:value-type="float">
            <text:p>0.5321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6576888888889" calcext:value-type="float">
            <text:p>0.15657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1237419354839" calcext:value-type="float">
            <text:p>0.1912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02" calcext:value-type="float">
            <text:p>0.41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9368774193548" calcext:value-type="float">
            <text:p>0.52936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3165" calcext:value-type="float">
            <text:p>0.627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03145" calcext:value-type="float">
            <text:p>-0.230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4007225806452" calcext:value-type="float">
            <text:p>-0.5740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271425" calcext:value-type="float">
            <text:p>-1.1427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51728" calcext:value-type="float">
            <text:p>-0.59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07274285714286" calcext:value-type="float">
            <text:p>-0.05072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1983483870968" calcext:value-type="float">
            <text:p>0.21198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9608" calcext:value-type="float">
            <text:p>0.4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5687" calcext:value-type="float">
            <text:p>1.305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60335483871" calcext:value-type="float">
            <text:p>1.447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46116129032" calcext:value-type="float">
            <text:p>1.0104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17705" calcext:value-type="float">
            <text:p>1.2117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9663483870968" calcext:value-type="float">
            <text:p>0.6996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98395" calcext:value-type="float">
            <text:p>0.2398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41675" calcext:value-type="float">
            <text:p>-0.2864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7200258064516" calcext:value-type="float">
            <text:p>-0.2872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2456275862069" calcext:value-type="float">
            <text:p>-0.39245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0414" calcext:value-type="float">
            <text:p>-0.010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495008" calcext:value-type="float">
            <text:p>-0.19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43125" calcext:value-type="float">
            <text:p>0.0214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4267096774194" calcext:value-type="float">
            <text:p>0.83426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1219096774194" calcext:value-type="float">
            <text:p>0.8312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9048" calcext:value-type="float">
            <text:p>1.0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9385538461538" calcext:value-type="float">
            <text:p>0.769385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5646" calcext:value-type="float">
            <text:p>0.2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41264516129" calcext:value-type="float">
            <text:p>-0.204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797677419355" calcext:value-type="float">
            <text:p>-0.3107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5818482758621" calcext:value-type="float">
            <text:p>-0.46581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6748387096774" calcext:value-type="float">
            <text:p>-0.77674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875612903226" calcext:value-type="float">
            <text:p>-0.7868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3312" calcext:value-type="float">
            <text:p>-1.02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3758709677419" calcext:value-type="float">
            <text:p>-0.4537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1272" calcext:value-type="float">
            <text:p>-0.0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5852903225806" calcext:value-type="float">
            <text:p>0.12585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2381333333333" calcext:value-type="float">
            <text:p>0.17238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33" calcext:value-type="float">
            <text:p>0.10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5644387096774" calcext:value-type="float">
            <text:p>-0.3256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03808" calcext:value-type="float">
            <text:p>-1.3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714658064516" calcext:value-type="float">
            <text:p>-1.357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509342857143" calcext:value-type="float">
            <text:p>-1.4550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04895483871" calcext:value-type="float">
            <text:p>-1.3604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475251612903" calcext:value-type="float">
            <text:p>-1.104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5444" calcext:value-type="float">
            <text:p>-0.8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694967741936" calcext:value-type="float">
            <text:p>-0.53369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30048" calcext:value-type="float">
            <text:p>-0.01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8357161290323" calcext:value-type="float">
            <text:p>0.1783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116" calcext:value-type="float">
            <text:p>-0.03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4504774193548" calcext:value-type="float">
            <text:p>-0.4745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6792" calcext:value-type="float">
            <text:p>-1.0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7128551724138" calcext:value-type="float">
            <text:p>-0.227128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17935483871" calcext:value-type="float">
            <text:p>0.722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0904347826087" calcext:value-type="float">
            <text:p>0.9409043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094683870968" calcext:value-type="float">
            <text:p>1.1109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8256" calcext:value-type="float">
            <text:p>2.23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2944516129" calcext:value-type="float">
            <text:p>2.626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44335483871" calcext:value-type="float">
            <text:p>2.453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67733333333" calcext:value-type="float">
            <text:p>1.14367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2784" calcext:value-type="float">
            <text:p>0.6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9848516129032" calcext:value-type="float">
            <text:p>0.729848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840285714286" calcext:value-type="float">
            <text:p>0.84484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2752" calcext:value-type="float">
            <text:p>0.95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658606451613" calcext:value-type="float">
            <text:p>1.026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7424" calcext:value-type="float">
            <text:p>1.03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854090322581" calcext:value-type="float">
            <text:p>1.058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5048" calcext:value-type="float">
            <text:p>2.3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03974193548" calcext:value-type="float">
            <text:p>2.395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800696774194" calcext:value-type="float">
            <text:p>2.2680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1408" calcext:value-type="float">
            <text:p>2.1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72342857143" calcext:value-type="float">
            <text:p>2.3047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033" calcext:value-type="float">
            <text:p>1.407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36103225807" calcext:value-type="float">
            <text:p>1.0573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99172413793" calcext:value-type="float">
            <text:p>1.2869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30761290323" calcext:value-type="float">
            <text:p>1.195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34270967742" calcext:value-type="float">
            <text:p>1.3163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5212" calcext:value-type="float">
            <text:p>1.3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33642105263" calcext:value-type="float">
            <text:p>1.408336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78742857143" calcext:value-type="float">
            <text:p>1.2927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25333333333" calcext:value-type="float">
            <text:p>2.4502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22374193548" calcext:value-type="float">
            <text:p>2.7242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52496" calcext:value-type="float">
            <text:p>2.8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948" calcext:value-type="float">
            <text:p>2.6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285883870968" calcext:value-type="float">
            <text:p>2.6928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55257142857" calcext:value-type="float">
            <text:p>3.7135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9184516129" calcext:value-type="float">
            <text:p>3.8089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61290322581" calcext:value-type="float">
            <text:p>3.920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6424" calcext:value-type="float">
            <text:p>3.9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17935483871" calcext:value-type="float">
            <text:p>4.151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0056" calcext:value-type="float">
            <text:p>4.56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75767741935" calcext:value-type="float">
            <text:p>4.1817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75587096774" calcext:value-type="float">
            <text:p>4.609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7704" calcext:value-type="float">
            <text:p>4.30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343" calcext:value-type="float">
            <text:p>3.125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604" calcext:value-type="float">
            <text:p>3.3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12851612903" calcext:value-type="float">
            <text:p>2.589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01685714286" calcext:value-type="float">
            <text:p>2.6930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86374193548" calcext:value-type="float">
            <text:p>2.891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222219354839" calcext:value-type="float">
            <text:p>2.9822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0904" calcext:value-type="float">
            <text:p>2.80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635793548387" calcext:value-type="float">
            <text:p>2.7163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0392" calcext:value-type="float">
            <text:p>2.87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90967741935" calcext:value-type="float">
            <text:p>3.4929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24877419355" calcext:value-type="float">
            <text:p>3.7602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20424" calcext:value-type="float">
            <text:p>3.6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41290322581" calcext:value-type="float">
            <text:p>2.701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6944" calcext:value-type="float">
            <text:p>2.93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35303225806" calcext:value-type="float">
            <text:p>2.8983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72228571429" calcext:value-type="float">
            <text:p>2.9487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30606451613" calcext:value-type="float">
            <text:p>2.9773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31303225807" calcext:value-type="float">
            <text:p>3.3403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484" calcext:value-type="float">
            <text:p>3.1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47535483871" calcext:value-type="float">
            <text:p>2.709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9904" calcext:value-type="float">
            <text:p>3.02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27896774194" calcext:value-type="float">
            <text:p>3.301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45703225806" calcext:value-type="float">
            <text:p>2.9684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5856" calcext:value-type="float">
            <text:p>2.4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65161290323" calcext:value-type="float">
            <text:p>2.423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97544827586" calcext:value-type="float">
            <text:p>2.50997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979406451613" calcext:value-type="float">
            <text:p>2.309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31767741935" calcext:value-type="float">
            <text:p>2.18531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464" calcext:value-type="float">
            <text:p>1.9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73883870968" calcext:value-type="float">
            <text:p>2.494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83752" calcext:value-type="float">
            <text:p>3.40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44903225806" calcext:value-type="float">
            <text:p>3.6664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27896774194" calcext:value-type="float">
            <text:p>3.301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8032" calcext:value-type="float">
            <text:p>2.89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792670967742" calcext:value-type="float">
            <text:p>1.797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136180645161" calcext:value-type="float">
            <text:p>2.071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607428571429" calcext:value-type="float">
            <text:p>2.3360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930193548387" calcext:value-type="float">
            <text:p>2.6493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42374193548" calcext:value-type="float">
            <text:p>2.8004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292" calcext:value-type="float">
            <text:p>2.84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52748387097" calcext:value-type="float">
            <text:p>2.6595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7352" calcext:value-type="float">
            <text:p>2.85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93109677419" calcext:value-type="float">
            <text:p>3.098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307277419355" calcext:value-type="float">
            <text:p>2.7330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68608" calcext:value-type="float">
            <text:p>2.41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62374193548" calcext:value-type="float">
            <text:p>1.733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8832" calcext:value-type="float">
            <text:p>1.37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257109677419" calcext:value-type="float">
            <text:p>1.742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182228571429" calcext:value-type="float">
            <text:p>1.0818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534787096774" calcext:value-type="float">
            <text:p>1.345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946580645161" calcext:value-type="float">
            <text:p>0.8999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2436" calcext:value-type="float">
            <text:p>2.47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9489806451613" calcext:value-type="float">
            <text:p>0.8094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39056" calcext:value-type="float">
            <text:p>1.73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38580645161" calcext:value-type="float">
            <text:p>1.882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4735483871" calcext:value-type="float">
            <text:p>1.994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7376" calcext:value-type="float">
            <text:p>1.53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3576" calcext:value-type="float">
            <text:p>1.54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83690322581" calcext:value-type="float">
            <text:p>1.140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725333333333" calcext:value-type="float">
            <text:p>0.89272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10864" calcext:value-type="float">
            <text:p>0.36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995294117647" calcext:value-type="float">
            <text:p>0.813995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290064516129" calcext:value-type="float">
            <text:p>0.9442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20976" calcext:value-type="float">
            <text:p>1.49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3215483871" calcext:value-type="float">
            <text:p>1.921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576438709677" calcext:value-type="float">
            <text:p>1.2857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7656" calcext:value-type="float">
            <text:p>1.5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61729032258" calcext:value-type="float">
            <text:p>1.030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28456" calcext:value-type="float">
            <text:p>0.87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501677419355" calcext:value-type="float">
            <text:p>0.99050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8692965517241" calcext:value-type="float">
            <text:p>0.99869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122909090909" calcext:value-type="float">
            <text:p>0.53312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7164" calcext:value-type="float">
            <text:p>0.67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7992" calcext:value-type="float">
            <text:p>1.33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570090322581" calcext:value-type="float">
            <text:p>1.1957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6312" calcext:value-type="float">
            <text:p>1.6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33015384615" calcext:value-type="float">
            <text:p>1.38133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128615384615" calcext:value-type="float">
            <text:p>0.941128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195076923077" calcext:value-type="float">
            <text:p>0.740195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250813122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22" meta:object-count="0"/>
    <meta:user-defined meta:name="AppVersion">3.0</meta:user-defined>
  </office:meta>
</office:document-meta>
</file>